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0000003000BBA9494937C310E.png" manifest:media-type="image/png"/>
  <manifest:file-entry manifest:full-path="Pictures/10000201000005500000030080F490DE91A3D156.png" manifest:media-type="image/png"/>
  <manifest:file-entry manifest:full-path="Pictures/1000020100000550000003007DCA557961BD9228.png" manifest:media-type="image/png"/>
  <manifest:file-entry manifest:full-path="Pictures/100002010000055000000300D22D2823EB020E92.png" manifest:media-type="image/png"/>
  <manifest:file-entry manifest:full-path="Pictures/1000020100000550000003008088B54925E3C022.png" manifest:media-type="image/png"/>
  <manifest:file-entry manifest:full-path="Pictures/1000020100000550000003009C34DB84FADECEE5.png" manifest:media-type="image/png"/>
  <manifest:file-entry manifest:full-path="Pictures/100002010000055000000300D23F6E3C02F20709.png" manifest:media-type="image/png"/>
  <manifest:file-entry manifest:full-path="Pictures/10000201000005500000030050A025261A91AEB4.png" manifest:media-type="image/png"/>
  <manifest:file-entry manifest:full-path="Pictures/1000020100000550000003000A29CD80540335DC.png" manifest:media-type="image/png"/>
  <manifest:file-entry manifest:full-path="Pictures/1000020100000550000003004DCB56AE265F609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Padrão">
        <draw:frame draw:style-name="gr1" draw:text-style-name="P1" draw:layer="layout" svg:width="27.889cm" svg:height="15.749cm" svg:x="0.124cm" svg:y="0.02cm">
          <draw:image xlink:href="Pictures/1000020100000550000003004DCB56AE265F609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frame draw:style-name="gr1" draw:text-style-name="P1" draw:layer="layout" svg:width="27.889cm" svg:height="15.749cm" svg:x="0.124cm" svg:y="0.02cm">
          <draw:image xlink:href="Pictures/10000201000005500000030050A025261A91AEB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draw:frame draw:style-name="gr1" draw:text-style-name="P1" draw:layer="layout" svg:width="27.889cm" svg:height="15.749cm" svg:x="0.124cm" svg:y="0.02cm">
          <draw:image xlink:href="Pictures/100002010000055000000300D23F6E3C02F20709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draw:frame draw:style-name="gr1" draw:text-style-name="P1" draw:layer="layout" svg:width="27.889cm" svg:height="15.749cm" svg:x="0.124cm" svg:y="0.02cm">
          <draw:image xlink:href="Pictures/100002010000055000000300D22D2823EB020E92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draw:frame draw:style-name="gr1" draw:text-style-name="P1" draw:layer="layout" svg:width="27.889cm" svg:height="15.749cm" svg:x="0.124cm" svg:y="0.02cm">
          <draw:image xlink:href="Pictures/1000020100000550000003007DCA557961BD9228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draw:frame draw:style-name="gr1" draw:text-style-name="P1" draw:layer="layout" svg:width="27.889cm" svg:height="15.749cm" svg:x="0.124cm" svg:y="1.028cm">
          <draw:image xlink:href="Pictures/1000020100000550000003009C34DB84FADECEE5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draw:frame draw:style-name="gr1" draw:text-style-name="P1" draw:layer="layout" svg:width="27.889cm" svg:height="15.749cm" svg:x="0.124cm" svg:y="1.028cm">
          <draw:image xlink:href="Pictures/1000020100000550000003000A29CD80540335DC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>
        <draw:frame draw:style-name="gr1" draw:text-style-name="P1" draw:layer="layout" svg:width="27.889cm" svg:height="15.749cm" svg:x="0.124cm" svg:y="1.028cm">
          <draw:image xlink:href="Pictures/10000201000005500000030080F490DE91A3D156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>
        <draw:frame draw:style-name="gr1" draw:text-style-name="P1" draw:layer="layout" svg:width="27.889cm" svg:height="15.749cm" svg:x="0.124cm" svg:y="1.028cm">
          <draw:image xlink:href="Pictures/1000020100000550000003008088B54925E3C022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>
        <draw:frame draw:style-name="gr1" draw:text-style-name="P1" draw:layer="layout" svg:width="27.889cm" svg:height="15.749cm" svg:x="0.124cm" svg:y="1.028cm">
          <draw:image xlink:href="Pictures/1000020100000550000003000BBA9494937C310E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7T20:33:47.360882249</meta:creation-date>
    <dc:date>2022-03-27T20:45:57.187468321</dc:date>
    <meta:editing-duration>PT59S</meta:editing-duration>
    <meta:editing-cycles>1</meta:editing-cycles>
    <meta:document-statistic meta:object-count="51"/>
    <meta:generator>LibreOffice/6.4.7.2$Linux_X86_64 LibreOffice_project/40$Build-2</meta:generator>
  </office:meta>
</office:document-meta>
</file>